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4.83cm" fo:min-width="4.58cm"/>
      <style:paragraph-properties style:writing-mode="lr-tb"/>
    </style:style>
    <style:style style:name="gr2" style:family="graphic" style:parent-style-name="objectwithoutfill">
      <style:graphic-properties svg:stroke-width="0.102cm" svg:stroke-color="#000000" draw:marker-start-width="0.356cm" draw:marker-end="Arrow_20_short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925cm" fo:min-width="12.83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0.702cm" fo:min-width="12.835cm"/>
      <style:paragraph-properties style:writing-mode="lr-tb"/>
    </style:style>
    <style:style style:name="gr5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6" style:family="graphic" style:parent-style-name="objectwithoutfill">
      <style:graphic-properties svg:stroke-width="0cm" svg:stroke-color="#000000" draw:marker-start-width="0.203cm" draw:marker-end="Arrow_20_short" draw:marker-end-width="0.203cm" draw:fill="none" draw:textarea-vertical-align="middle" fo:padding-top="0.125cm" fo:padding-bottom="0.125cm" fo:padding-left="0.25cm" fo:padding-right="0.25cm" draw:shadow-offset-x="0.203cm" draw:shadow-offset-y="0.203cm"/>
    </style:style>
    <style:style style:name="P1" style:family="paragraph">
      <style:paragraph-properties fo:text-align="center"/>
      <style:text-properties style:font-name="Courier New" fo:font-size="14pt" style:font-size-asian="14pt" style:font-size-complex="14pt"/>
    </style:style>
    <style:style style:name="P2" style:family="paragraph">
      <style:paragraph-properties fo:text-align="start"/>
      <style:text-properties style:font-name="Courier New"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style:font-name="Courier New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font-name="Courier New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Courier New"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4pt" fo:font-style="normal" fo:text-shadow="none" style:text-underline-style="none" style:letter-kerning="true" style:font-name-asian="Microsoft YaHei" style:font-size-asian="14pt" style:font-style-asian="normal" style:font-name-complex="Arial" style:font-size-complex="14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5.08cm" svg:height="5.08cm" svg:x="1cm" svg:y="1cm">
          <text:p text:style-name="P1"><text:span text:style-name="T1">iterable</text:span></text:p>
          <text:p text:style-name="P1"><text:span text:style-name="T1"/></text:p>
          <text:p text:style-name="P2"><text:span text:style-name="T1">__iter__(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5.08cm" svg:x="6.715cm" svg:y="1cm">
          <text:p text:style-name="P1"><text:span text:style-name="T1">iterator</text:span></text:p>
          <text:p text:style-name="P1"><text:span text:style-name="T1"/></text:p>
          <text:p text:style-name="P2"><text:span text:style-name="T1">__iter__()</text:span></text:p>
          <text:p text:style-name="P2"><text:span text:style-name="T1"/></text:p>
          <text:p text:style-name="P2"><text:span text:style-name="T1">__next__()</text:span></text:p>
          <draw:enhanced-geometry svg:viewBox="0 0 21600 21600" draw:type="rectangle" draw:enhanced-path="M 0 0 L 21600 0 21600 21600 0 21600 0 0 Z N"/>
        </draw:custom-shape>
        <draw:path draw:style-name="gr2" draw:text-style-name="P4" draw:layer="layout" svg:width="3.174cm" svg:height="1.269cm" svg:x="4.492cm" svg:y="1.317cm" svg:viewBox="0 0 3175 1270" svg:d="M0 1270c1270 0 953-1270 1905-1270s635 0 1270 0">
          <text:p/>
        </draw:path>
        <draw:path draw:style-name="gr2" draw:text-style-name="P4" draw:layer="layout" svg:width="2.222cm" svg:height="1.269cm" svg:x="10.207cm" svg:y="1.317cm" svg:viewBox="0 0 2223 1270" svg:d="M0 1270c1270 0 2223-318 2223-635s-318-635-1588-635">
          <text:p/>
        </draw:path>
        <draw:custom-shape draw:style-name="gr3" draw:text-style-name="P3" draw:layer="layout" svg:width="13.335cm" svg:height="3.175cm" svg:x="6.079cm" svg:y="7.667cm">
          <text:p text:style-name="P1"><text:span text:style-name="T1">Objet iterable</text:span></text:p>
          <text:p text:style-name="P1"><text:span text:style-name="T1">par exemple la liste [10, 20, 30]</text:span></text:p>
          <text:p text:style-name="P1"><text:span text:style-name="T1"/></text:p>
          <text:p text:style-name="P5"><text:span text:style-name="T2">Indices: <text:s text:c="2"/>0 <text:s/>| 1 <text:s/>| 2 <text:s/>| 3 <text:s/>| 4</text:span><text:span text:style-name="T1"> <text:s/>| 5</text:span></text:p>
          <text:p text:style-name="P5"><text:span text:style-name="T2">Valeurs: <text:s/></text:span><text:span text:style-name="T3"><text:s/></text:span><text:span text:style-name="T4">10 | 20 | 30 |</text:span><text:span text:style-name="T5"> 40 | 50 | 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3.335cm" svg:height="0.952cm" svg:x="6.08cm" svg:y="12.748cm">
          <text:p text:style-name="P1"><text:span text:style-name="T1">Objet it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08cm" svg:y1="12.43cm" svg:x2="19.415cm" svg:y2="12.43cm">
          <text:p text:style-name="P6"><text:span text:style-name="T6">Parcours de l’itérable</text:span></text:p>
          <text:p text:style-name="P6"/>
        </draw:line>
        <draw:custom-shape draw:style-name="gr4" draw:text-style-name="P3" draw:layer="layout" svg:width="13.335cm" svg:height="0.952cm" svg:x="6.08cm" svg:y="14.97cm">
          <text:p text:style-name="P1"><text:span text:style-name="T1">Objet it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08cm" svg:y1="14.652cm" svg:x2="19.415cm" svg:y2="14.652cm">
          <text:p text:style-name="P7"><text:span text:style-name="T6">Parcours de l’itérable</text:span></text:p>
          <text:p text:style-name="P7"/>
        </draw:line>
        <draw:custom-shape draw:style-name="gr4" draw:text-style-name="P3" draw:layer="layout" svg:width="13.335cm" svg:height="0.952cm" svg:x="6.08cm" svg:y="17.193cm">
          <text:p text:style-name="P1"><text:span text:style-name="T1">Objet it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6.08cm" svg:y1="16.875cm" svg:x2="19.415cm" svg:y2="16.875cm">
          <text:p text:style-name="P7"><text:span text:style-name="T6">Parcours de l’itérable</text:span></text:p>
          <text:p text:style-name="P7"/>
        </draw:line>
        <draw:path draw:style-name="gr6" draw:text-style-name="P4" draw:layer="layout" svg:width="2.539cm" svg:height="3.809cm" svg:x="3.54cm" svg:y="9.255cm" svg:viewBox="0 0 2540 3810" svg:d="M2540 0c-1270 0-2540 952-2540 1905s1270 1905 2540 1905">
          <text:p/>
        </draw:path>
        <draw:path draw:style-name="gr6" draw:text-style-name="P4" draw:layer="layout" svg:width="2.222cm" svg:height="6.29cm" svg:x="3.857cm" svg:y="9.314cm" svg:viewBox="0 0 2223 6291" svg:d="M2223 0c-1270 0-2223 1845-2223 2798s953 3493 2223 3493">
          <text:p/>
        </draw:path>
        <draw:path draw:style-name="gr6" draw:text-style-name="P4" draw:layer="layout" svg:width="1.27cm" svg:height="8.462cm" svg:x="4.81cm" svg:y="9.364cm" svg:viewBox="0 0 1271 8463" svg:d="M1271 0c-1270 0-1271 3065-1271 4018s0 4445 1270 4445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20T12:14:38.175000000</dc:date>
    <dc:creator>Arnaud COUTURIER</dc:creator>
    <meta:editing-duration>P2DT20H12M40S</meta:editing-duration>
    <meta:editing-cycles>45</meta:editing-cycles>
    <meta:generator>LibreOffice/7.3.3.2$Windows_X86_64 LibreOffice_project/d1d0ea68f081ee2800a922cac8f79445e4603348</meta:generator>
    <meta:document-statistic meta:object-count="14"/>
  </office:meta>
</office:document-meta>
</file>